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1pt solid #000000" fo:border-left="0.11pt solid #000000" fo:border-right="none" fo:border-top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11pt solid #000000" fo:border-left="0.11pt solid #000000" fo:border-right="none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1pt solid #000000" fo:border-left="0.11pt solid #000000" fo:border-right="0.11pt solid #000000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2.89pt" draw:marker-start-width="14.43pt" draw:marker-end-width="14.43pt" draw:fill="gradient" draw:fill-color="#729fcf" draw:fill-gradient-name="Tango_20_Green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gradient" draw:fill-color="#729fcf" draw:fill-gradient-name="Tango_20_Green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Analytic of Forur Sorting Method" draw:style-name="gr1" draw:text-style-name="P1" svg:width="479pt" svg:height="273.71pt" svg:x="648.77pt" svg:y="77.67pt">
            <loext:p draw:notify-on-update-of-ranges="Sheet1.A3:Sheet1.A6 Sheet1.B2:Sheet1.B2 Sheet1.C3:Sheet1.C6 Sheet1.A3:Sheet1.A6 Sheet1.H2:Sheet1.H2 Sheet1.I3:Sheet1.I6 Sheet1.A3:Sheet1.A6 Sheet1.F2:Sheet1.F2 Sheet1.G3:Sheet1.G6 Sheet1.A3:Sheet1.A6 Sheet1.D2:Sheet1.D2 Sheet1.E3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nalytic of Forur Sorting Method" draw:style-name="gr1" draw:text-style-name="P1" svg:width="573.99pt" svg:height="270.96pt" svg:x="0pt" svg:y="356.2pt">
            <loext:p draw:notify-on-update-of-ranges="Sheet1.A3:Sheet1.A6 Sheet1.B2:Sheet1.B2 Sheet1.B3:Sheet1.B6 Sheet1.A3:Sheet1.A6 Sheet1.H2:Sheet1.H2 Sheet1.H3:Sheet1.H6 Sheet1.A3:Sheet1.A6 Sheet1.F2:Sheet1.F2 Sheet1.F3:Sheet1.F6 Sheet1.A3:Sheet1.A6 Sheet1.D2:Sheet1.D2 Sheet1.D3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Analytic of Forur Sorting Method" draw:style-name="gr1" draw:text-style-name="P1" svg:width="573.99pt" svg:height="270.96pt" svg:x="623.74pt" svg:y="357.68pt">
            <loext:p draw:notify-on-update-of-ranges="Sheet1.A3:Sheet1.A6 Sheet1.B2:Sheet1.B2 Sheet1.B3:Sheet1.B6 Sheet1.A3:Sheet1.A6 Sheet1.H2:Sheet1.H2 Sheet1.H3:Sheet1.H6 Sheet1.A3:Sheet1.A6 Sheet1.F2:Sheet1.F2 Sheet1.F3:Sheet1.F6 Sheet1.A3:Sheet1.A6 Sheet1.D2:Sheet1.D2 Sheet1.D3:Sheet1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2"/>
        <table:table-column table:style-name="co1" table:default-cell-style-name="ce4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PU time</text:p>
          </table:table-cell>
          <table:table-cell table:style-name="Default" office:value-type="string" calcext:value-type="string">
            <text:p>Memory usage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roblem size</text:p>
          </table:table-cell>
          <table:table-cell table:style-name="Default" office:value-type="string" calcext:value-type="string">
            <text:p>Insert Sort</text:p>
          </table:table-cell>
          <table:table-cell table:style-name="Default"/>
          <table:table-cell table:style-name="Default" office:value-type="string" calcext:value-type="string">
            <text:p>Merge Sort</text:p>
          </table:table-cell>
          <table:table-cell table:style-name="Default"/>
          <table:table-cell table:style-name="Default" office:value-type="string" calcext:value-type="string">
            <text:p>Heap Sort</text:p>
          </table:table-cell>
          <table:table-cell table:style-name="Default"/>
          <table:table-cell table:style-name="Default" office:value-type="string" calcext:value-type="string">
            <text:p>Quicksort</text:p>
          </table:table-cell>
          <table:table-cell table:style-name="Default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1" office:value-type="float" office:value="0.096973" calcext:value-type="float">
            <text:p>0.09697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026185" calcext:value-type="float">
            <text:p>0.026185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0.007405" calcext:value-type="float">
            <text:p>0.0074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4721" calcext:value-type="float">
            <text:p>0.004721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216" calcext:value-type="float">
            <text:p>9216</text:p>
          </table:table-cell>
          <table:table-cell office:value-type="float" office:value="2.15136" calcext:value-type="float">
            <text:p>2.15136</text:p>
          </table:table-cell>
          <table:table-cell office:value-type="float" office:value="14.5" calcext:value-type="float">
            <text:p>14.5</text:p>
          </table:table-cell>
          <table:table-cell office:value-type="float" office:value="0.085728" calcext:value-type="float">
            <text:p>0.085728</text:p>
          </table:table-cell>
          <table:table-cell office:value-type="float" office:value="14.1" calcext:value-type="float">
            <text:p>14.1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14.1" calcext:value-type="float">
            <text:p>14.1</text:p>
          </table:table-cell>
          <table:table-cell office:value-type="float" office:value="0.030177" calcext:value-type="float">
            <text:p>0.030177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82360" calcext:value-type="float">
            <text:p>82360</text:p>
          </table:table-cell>
          <table:table-cell office:value-type="float" office:value="142.562" calcext:value-type="float">
            <text:p>142.562</text:p>
          </table:table-cell>
          <table:table-cell office:value-type="float" office:value="27.6" calcext:value-type="float">
            <text:p>27.6</text:p>
          </table:table-cell>
          <table:table-cell office:value-type="float" office:value="0.57716" calcext:value-type="float">
            <text:p>0.57716</text:p>
          </table:table-cell>
          <table:table-cell office:value-type="float" office:value="22.9" calcext:value-type="float">
            <text:p>22.9</text:p>
          </table:table-cell>
          <table:table-cell office:value-type="float" office:value="0.250656" calcext:value-type="float">
            <text:p>0.250656</text:p>
          </table:table-cell>
          <table:table-cell office:value-type="float" office:value="22.8" calcext:value-type="float">
            <text:p>22.8</text:p>
          </table:table-cell>
          <table:table-cell office:value-type="float" office:value="0.309565" calcext:value-type="float">
            <text:p>0.30956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85462" calcext:value-type="float">
            <text:p>185462</text:p>
          </table:table-cell>
          <table:table-cell office:value-type="float" office:value="647.99" calcext:value-type="float">
            <text:p>647.99</text:p>
          </table:table-cell>
          <table:table-cell office:value-type="float" office:value="46.2" calcext:value-type="float">
            <text:p>46.2</text:p>
          </table:table-cell>
          <table:table-cell office:value-type="float" office:value="1.31223" calcext:value-type="float">
            <text:p>1.31223</text:p>
          </table:table-cell>
          <table:table-cell office:value-type="float" office:value="33.4" calcext:value-type="float">
            <text:p>33.4</text:p>
          </table:table-cell>
          <table:table-cell office:value-type="float" office:value="0.615621" calcext:value-type="float">
            <text:p>0.615621</text:p>
          </table:table-cell>
          <table:table-cell office:value-type="float" office:value="33.6" calcext:value-type="float">
            <text:p>33.6</text:p>
          </table:table-cell>
          <table:table-cell office:value-type="float" office:value="1.73105" calcext:value-type="float">
            <text:p>1.73105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Tango_20_Green" draw:display-name="Tango Green" draw:style="linear" draw:start-color="#8ae234" draw:end-color="#4e9a06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6:29:58.72824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0:43:25.759427405</meta:creation-date>
    <dc:date>2016-10-17T16:39:26.589241581</dc:date>
    <meta:editing-duration>PT24M52S</meta:editing-duration>
    <meta:editing-cycles>5</meta:editing-cycles>
    <meta:generator>LibreOffice/5.2.1.2$Linux_X86_64 LibreOffice_project/20m0$Build-2</meta:generator>
    <meta:document-statistic meta:table-count="1" meta:cell-count="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99cm" svg:height="9.657cm" xlink:href=".." xlink:type="simple" chart:class="chart:scatter" chart:style-name="ch1">
        <chart:title svg:x="4.187cm" svg:y="0.329cm" chart:style-name="ch2">
          <text:p>Problem size v.s. Memory usage</text:p>
        </chart:title>
        <chart:legend svg:x="13.678cm" svg:y="2.678cm" style:legend-expansion="custom" chartooo:width="2.988cm" chartooo:height="2.287cm" style:legend-expansion-aspect-ratio="1.30651508526454" chart:style-name="ch3"/>
        <chart:plot-area chart:style-name="ch4" table:cell-range-address="Sheet1.A3:Sheet1.A6 Sheet1.B2:Sheet1.B2 Sheet1.C3:Sheet1.C6 Sheet1.H2:Sheet1.H2 Sheet1.I3:Sheet1.I6 Sheet1.F2:Sheet1.F2 Sheet1.G3:Sheet1.G6 Sheet1.D2:Sheet1.D2 Sheet1.E3:Sheet1.E6" chart:data-source-has-labels="row" svg:x="1.728cm" svg:y="1.388cm" svg:width="12.112cm" svg:height="7.473cm">
          <chartooo:coordinate-region svg:x="2.402cm" svg:y="1.587cm" svg:width="11.297cm" svg:height="5.846cm"/>
          <chart:axis chart:dimension="x" chart:name="primary-x" chart:style-name="ch5">
            <chart:title svg:x="6.879cm" svg:y="8.785cm" chart:style-name="ch6">
              <text:p>Problem size</text:p>
            </chart:title>
            <chart:grid chart:style-name="ch7" chart:class="major"/>
          </chart:axis>
          <chart:axis chart:dimension="y" chart:name="primary-y" chart:style-name="ch8">
            <chart:title svg:x="0.586cm" svg:y="7.417cm" chart:style-name="ch9">
              <text:p>Memory Usage(MB)</text:p>
            </chart:title>
            <chart:grid chart:style-name="ch7" chart:class="major"/>
          </chart:axis>
          <chart:series chart:style-name="ch10" chart:values-cell-range-address="Sheet1.C3:Sheet1.C6" chart:label-cell-address="Sheet1.B2:Sheet1.B2" chart:class="chart:scatter">
            <chart:domain table:cell-range-address="Sheet1.A3:Sheet1.A6"/>
            <chart:data-point chart:repeated="4"/>
          </chart:series>
          <chart:series chart:style-name="ch11" chart:values-cell-range-address="Sheet1.I3:Sheet1.I6" chart:label-cell-address="Sheet1.H2:Sheet1.H2" chart:class="chart:scatter">
            <chart:data-point chart:repeated="4"/>
          </chart:series>
          <chart:series chart:style-name="ch12" chart:values-cell-range-address="Sheet1.G3:Sheet1.G6" chart:label-cell-address="Sheet1.F2:Sheet1.F2" chart:class="chart:scatter">
            <chart:data-point chart:repeated="4"/>
          </chart:series>
          <chart:series chart:style-name="ch13" chart:values-cell-range-address="Sheet1.E3:Sheet1.E6" chart:label-cell-address="Sheet1.D2:Sheet1.D2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2.9">
                <text:p>2.9</text:p>
                <draw:g>
                  <svg:desc>Sheet1.C3:Sheet1.C6</svg:desc>
                </draw:g>
              </table:table-cell>
              <table:table-cell office:value-type="float" office:value="13">
                <text:p>13</text:p>
                <draw:g>
                  <svg:desc>Sheet1.I3:Sheet1.I6</svg:desc>
                </draw:g>
              </table:table-cell>
              <table:table-cell office:value-type="float" office:value="13">
                <text:p>13</text:p>
                <draw:g>
                  <svg:desc>Sheet1.G3:Sheet1.G6</svg:desc>
                </draw:g>
              </table:table-cell>
              <table:table-cell office:value-type="float" office:value="13.1">
                <text:p>13.1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27.6">
                <text:p>27.6</text:p>
              </table:table-cell>
              <table:table-cell office:value-type="float" office:value="23">
                <text:p>23</text:p>
              </table:table-cell>
              <table:table-cell office:value-type="float" office:value="22.8">
                <text:p>22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46.2">
                <text:p>46.2</text:p>
              </table:table-cell>
              <table:table-cell office:value-type="float" office:value="29">
                <text:p>29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5cm" svg:height="9.56cm" xlink:href=".." xlink:type="simple" chart:class="chart:scatter" chart:column-mapping="1 4 3 2" chart:style-name="ch1">
        <chart:title svg:x="6.577cm" svg:y="0.327cm" chart:style-name="ch2">
          <text:p>Problem size v.s. CPU time</text:p>
        </chart:title>
        <chart:legend svg:x="15.598cm" svg:y="2.203cm" style:legend-expansion="custom" chartooo:width="4.327cm" chartooo:height="3.577cm" style:legend-expansion-aspect-ratio="1.20967291025999" chart:style-name="ch3"/>
        <chart:plot-area chart:style-name="ch4" table:cell-range-address="Sheet1.A3:Sheet1.B6 Sheet1.B2:Sheet1.B2 Sheet1.H2:Sheet1.H6 Sheet1.F2:Sheet1.F6 Sheet1.D2:Sheet1.D6" chart:data-source-has-labels="row" svg:x="1.674cm" svg:y="1.37cm" svg:width="14.556cm" svg:height="6.988cm">
          <chartooo:coordinate-region svg:x="2.878cm" svg:y="1.569cm" svg:width="12.609cm" svg:height="6.142cm"/>
          <chart:axis chart:dimension="x" chart:name="primary-x" chart:style-name="ch5">
            <chart:title svg:x="8.215cm" svg:y="8.301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464cm" svg:y="6.283cm" chart:style-name="ch8">
              <text:p>CPU time(s)</text:p>
            </chart:title>
            <chart:grid chart:style-name="ch7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2"/>
            <chart:data-point chart:style-name="ch10" chart:repeated="2"/>
          </chart:series>
          <chart:series chart:style-name="ch11" chart:values-cell-range-address="Sheet1.H3:Sheet1.H6" chart:label-cell-address="Sheet1.H2:Sheet1.H2" chart:class="chart:scatter">
            <chart:data-point chart:repeated="4"/>
          </chart:series>
          <chart:series chart:style-name="ch12" chart:values-cell-range-address="Sheet1.F3:Sheet1.F6" chart:label-cell-address="Sheet1.F2:Sheet1.F2" chart:class="chart:scatter">
            <chart:data-point chart:repeated="4"/>
          </chart:series>
          <chart:series chart:style-name="ch13" chart:values-cell-range-address="Sheet1.D3:Sheet1.D6" chart:label-cell-address="Sheet1.D2:Sheet1.D2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0.096973">
                <text:p>0.096973</text:p>
                <draw:g>
                  <svg:desc>Sheet1.B3:Sheet1.B6</svg:desc>
                </draw:g>
              </table:table-cell>
              <table:table-cell office:value-type="float" office:value="0.004721">
                <text:p>0.004721</text:p>
                <draw:g>
                  <svg:desc>Sheet1.H3:Sheet1.H6</svg:desc>
                </draw:g>
              </table:table-cell>
              <table:table-cell office:value-type="float" office:value="0.007405">
                <text:p>0.007405</text:p>
                <draw:g>
                  <svg:desc>Sheet1.F3:Sheet1.F6</svg:desc>
                </draw:g>
              </table:table-cell>
              <table:table-cell office:value-type="float" office:value="0.026185">
                <text:p>0.0261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2.15136">
                <text:p>2.15136</text:p>
              </table:table-cell>
              <table:table-cell office:value-type="float" office:value="0.030177">
                <text:p>0.030177</text:p>
              </table:table-cell>
              <table:table-cell office:value-type="float" office:value="0.042344">
                <text:p>0.042344</text:p>
              </table:table-cell>
              <table:table-cell office:value-type="float" office:value="0.085728">
                <text:p>0.0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142.562">
                <text:p>142.562</text:p>
              </table:table-cell>
              <table:table-cell office:value-type="float" office:value="0.309565">
                <text:p>0.309565</text:p>
              </table:table-cell>
              <table:table-cell office:value-type="float" office:value="0.250656">
                <text:p>0.250656</text:p>
              </table:table-cell>
              <table:table-cell office:value-type="float" office:value="0.57716">
                <text:p>0.57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647.99">
                <text:p>647.99</text:p>
              </table:table-cell>
              <table:table-cell office:value-type="float" office:value="1.73105">
                <text:p>1.73105</text:p>
              </table:table-cell>
              <table:table-cell office:value-type="float" office:value="0.615621">
                <text:p>0.615621</text:p>
              </table:table-cell>
              <table:table-cell office:value-type="float" office:value="1.31223">
                <text:p>1.31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579d1c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5cm" svg:height="9.56cm" xlink:href=".." xlink:type="simple" chart:class="chart:scatter" chart:column-mapping="1 4 3 2" chart:style-name="ch1">
        <chart:title svg:x="6.577cm" svg:y="0.327cm" chart:style-name="ch2">
          <text:p>Problem size v.s. CPU time</text:p>
        </chart:title>
        <chart:legend svg:x="15.598cm" svg:y="2.203cm" style:legend-expansion="custom" chartooo:width="4.327cm" chartooo:height="3.581cm" style:legend-expansion-aspect-ratio="1.20832169784976" chart:style-name="ch3"/>
        <chart:plot-area chart:style-name="ch4" table:cell-range-address="Sheet1.A3:Sheet1.B6 Sheet1.B2:Sheet1.B2 Sheet1.H2:Sheet1.H6 Sheet1.F2:Sheet1.F6 Sheet1.D2:Sheet1.D6" chart:data-source-has-labels="row" svg:x="1.674cm" svg:y="1.37cm" svg:width="14.556cm" svg:height="6.988cm">
          <chartooo:coordinate-region svg:x="2.878cm" svg:y="1.569cm" svg:width="12.609cm" svg:height="6.142cm"/>
          <chart:axis chart:dimension="x" chart:name="primary-x" chart:style-name="ch5">
            <chart:title svg:x="8.215cm" svg:y="8.303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464cm" svg:y="6.283cm" chart:style-name="ch8">
              <text:p>CPU time(s)</text:p>
            </chart:title>
            <chart:grid chart:style-name="ch7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regression-curve chart:style-name="ch10"/>
            <chart:data-point chart:repeated="2"/>
            <chart:data-point chart:style-name="ch11" chart:repeated="2"/>
          </chart:series>
          <chart:series chart:style-name="ch12" chart:values-cell-range-address="Sheet1.H3:Sheet1.H6" chart:label-cell-address="Sheet1.H2:Sheet1.H2" chart:class="chart:scatter">
            <chart:regression-curve chart:style-name="ch13"/>
            <chart:data-point chart:repeated="4"/>
          </chart:series>
          <chart:series chart:style-name="ch14" chart:values-cell-range-address="Sheet1.F3:Sheet1.F6" chart:label-cell-address="Sheet1.F2:Sheet1.F2" chart:class="chart:scatter">
            <chart:regression-curve chart:style-name="ch15"/>
            <chart:data-point chart:repeated="4"/>
          </chart:series>
          <chart:series chart:style-name="ch16" chart:values-cell-range-address="Sheet1.D3:Sheet1.D6" chart:label-cell-address="Sheet1.D2:Sheet1.D2" chart:class="chart:scatter">
            <chart:regression-curve chart:style-name="ch17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0.096973">
                <text:p>0.096973</text:p>
                <draw:g>
                  <svg:desc>Sheet1.B3:Sheet1.B6</svg:desc>
                </draw:g>
              </table:table-cell>
              <table:table-cell office:value-type="float" office:value="0.004721">
                <text:p>0.004721</text:p>
                <draw:g>
                  <svg:desc>Sheet1.H3:Sheet1.H6</svg:desc>
                </draw:g>
              </table:table-cell>
              <table:table-cell office:value-type="float" office:value="0.007405">
                <text:p>0.007405</text:p>
                <draw:g>
                  <svg:desc>Sheet1.F3:Sheet1.F6</svg:desc>
                </draw:g>
              </table:table-cell>
              <table:table-cell office:value-type="float" office:value="0.026185">
                <text:p>0.0261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2.15136">
                <text:p>2.15136</text:p>
              </table:table-cell>
              <table:table-cell office:value-type="float" office:value="0.030177">
                <text:p>0.030177</text:p>
              </table:table-cell>
              <table:table-cell office:value-type="float" office:value="0.042344">
                <text:p>0.042344</text:p>
              </table:table-cell>
              <table:table-cell office:value-type="float" office:value="0.085728">
                <text:p>0.0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142.562">
                <text:p>142.562</text:p>
              </table:table-cell>
              <table:table-cell office:value-type="float" office:value="0.309565">
                <text:p>0.309565</text:p>
              </table:table-cell>
              <table:table-cell office:value-type="float" office:value="0.250656">
                <text:p>0.250656</text:p>
              </table:table-cell>
              <table:table-cell office:value-type="float" office:value="0.57716">
                <text:p>0.57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647.99">
                <text:p>647.99</text:p>
              </table:table-cell>
              <table:table-cell office:value-type="float" office:value="1.73105">
                <text:p>1.73105</text:p>
              </table:table-cell>
              <table:table-cell office:value-type="float" office:value="0.615621">
                <text:p>0.615621</text:p>
              </table:table-cell>
              <table:table-cell office:value-type="float" office:value="1.31223">
                <text:p>1.31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